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1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3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4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5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6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7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8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9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1. Basic Python Syntax</text:span></text:h>
      <text:list text:style-name="L1">
        <text:list-item>
          <text:p text:style-name="P2">Write a program to print "Hello, World!"</text:p>
        </text:list-item>
        <text:list-item>
          <text:p text:style-name="P2">Write a program to accept user input and print it.</text:p>
        </text:list-item>
        <text:list-item>
          <text:p text:style-name="P2">Write a program to add two numbers.</text:p>
        </text:list-item>
        <text:list-item>
          <text:p text:style-name="P2">Write a program to calculate the square of a number.</text:p>
        </text:list-item>
        <text:list-item>
          <text:p text:style-name="P2">Write a program to swap two variables.</text:p>
        </text:list-item>
        <text:list-item>
          <text:p text:style-name="P2">Write a program to calculate the area of a circle.</text:p>
        </text:list-item>
        <text:list-item>
          <text:p text:style-name="P2">Write a program to check if a number is even or odd.</text:p>
        </text:list-item>
        <text:list-item>
          <text:p text:style-name="P2">Write a program to find the largest of three numbers.</text:p>
        </text:list-item>
        <text:list-item>
          <text:p text:style-name="P2">Write a program to calculate the factorial of a number.</text:p>
        </text:list-item>
        <text:list-item>
          <text:p text:style-name="P1">Write a program to reverse a string.</text:p>
        </text:list-item>
      </text:list>
      <text:p text:style-name="Horizontal_20_Line"/>
      <text:h text:style-name="Heading_20_3" text:outline-level="3"><text:span text:style-name="Strong_20_Emphasis">2. Control Flow</text:span></text:h>
      <text:list text:style-name="L2">
        <text:list-item>
          <text:p text:style-name="P4">Write a program to check if a number is positive, negative, or zero.</text:p>
        </text:list-item>
        <text:list-item>
          <text:p text:style-name="P4">Write a program to check if a year is a leap year.</text:p>
        </text:list-item>
        <text:list-item>
          <text:p text:style-name="P4">Write a program to find the largest of three numbers using nested if-else.</text:p>
        </text:list-item>
        <text:list-item>
          <text:p text:style-name="P4">Write a program to print all even numbers in a range.</text:p>
        </text:list-item>
        <text:list-item>
          <text:p text:style-name="P4">Write a program to print numbers divisible by 5 and 7 within a range.</text:p>
        </text:list-item>
        <text:list-item>
          <text:p text:style-name="P4">Write a program to generate a multiplication table of a number.</text:p>
        </text:list-item>
        <text:list-item>
          <text:p text:style-name="P4">Write a program to print the Fibonacci series up to a given number.</text:p>
        </text:list-item>
        <text:list-item>
          <text:p text:style-name="P4">Write a program to find the sum of all natural numbers up to a given number.</text:p>
        </text:list-item>
        <text:list-item>
          <text:p text:style-name="P4">Write a program to check if a given character is a vowel or consonant.</text:p>
        </text:list-item>
        <text:list-item>
          <text:p text:style-name="P3">Write a program to implement a simple calculator (addition, subtraction, multiplication, division).</text:p>
        </text:list-item>
      </text:list>
      <text:p text:style-name="Horizontal_20_Line"/>
      <text:h text:style-name="Heading_20_3" text:outline-level="3"><text:span text:style-name="Strong_20_Emphasis">3. Loops</text:span></text:h>
      <text:list text:style-name="L3">
        <text:list-item>
          <text:p text:style-name="P6">Write a program to print numbers from 1 to 10 using a for loop.</text:p>
        </text:list-item>
        <text:list-item>
          <text:p text:style-name="P6">Write a program to print the first 10 natural numbers using a while loop.</text:p>
        </text:list-item>
        <text:list-item>
          <text:p text:style-name="P6">Write a program to print the sum of the first 10 natural numbers.</text:p>
        </text:list-item>
        <text:list-item>
          <text:p text:style-name="P6">Write a program to calculate the power of a number using a loop.</text:p>
        </text:list-item>
        <text:list-item>
          <text:p text:style-name="P6">Write a program to print a pattern of stars (triangle, inverted triangle, etc.).</text:p>
        </text:list-item>
        <text:list-item>
          <text:p text:style-name="P6">Write a program to check if a number is a prime number.</text:p>
        </text:list-item>
        <text:list-item>
          <text:p text:style-name="P6">Write a program to print all prime numbers in a range.</text:p>
        </text:list-item>
        <text:list-item>
          <text:p text:style-name="P6">Write a program to print the factors of a number.</text:p>
        </text:list-item>
        <text:list-item>
          <text:p text:style-name="P6">Write a program to find the greatest common divisor (GCD) of two numbers.</text:p>
        </text:list-item>
        <text:list-item>
          <text:p text:style-name="P5">Write a program to find the least common multiple (LCM) of two numbers.</text:p>
        </text:list-item>
      </text:list>
      <text:p text:style-name="Horizontal_20_Line"/>
      <text:h text:style-name="Heading_20_3" text:outline-level="3"><text:span text:style-name="Strong_20_Emphasis">4. Strings</text:span></text:h>
      <text:list text:style-name="L4">
        <text:list-item>
          <text:p text:style-name="P8">Write a program to count the number of vowels in a string.</text:p>
        </text:list-item>
        <text:list-item>
          <text:p text:style-name="P8">Write a program to find the length of a string.</text:p>
        </text:list-item>
        <text:list-item>
          <text:p text:style-name="P8"><text:soft-page-break/>Write a program to check if a string is a palindrome.</text:p>
        </text:list-item>
        <text:list-item>
          <text:p text:style-name="P8">Write a program to reverse a string.</text:p>
        </text:list-item>
        <text:list-item>
          <text:p text:style-name="P8">Write a program to count the number of words in a sentence.</text:p>
        </text:list-item>
        <text:list-item>
          <text:p text:style-name="P8">Write a program to replace all vowels in a string with a specific character.</text:p>
        </text:list-item>
        <text:list-item>
          <text:p text:style-name="P8">Write a program to find the frequency of each character in a string.</text:p>
        </text:list-item>
        <text:list-item>
          <text:p text:style-name="P8">Write a program to remove all spaces from a string.</text:p>
        </text:list-item>
        <text:list-item>
          <text:p text:style-name="P8">Write a program to convert a string to uppercase.</text:p>
        </text:list-item>
        <text:list-item>
          <text:p text:style-name="P7">Write a program to find all substrings of a string.</text:p>
        </text:list-item>
      </text:list>
      <text:p text:style-name="Horizontal_20_Line"/>
      <text:h text:style-name="Heading_20_3" text:outline-level="3"><text:span text:style-name="Strong_20_Emphasis">5. Lists</text:span></text:h>
      <text:list text:style-name="L5">
        <text:list-item>
          <text:p text:style-name="P10">Write a program to create a list of numbers.</text:p>
        </text:list-item>
        <text:list-item>
          <text:p text:style-name="P10">Write a program to find the largest element in a list.</text:p>
        </text:list-item>
        <text:list-item>
          <text:p text:style-name="P10">Write a program to find the smallest element in a list.</text:p>
        </text:list-item>
        <text:list-item>
          <text:p text:style-name="P10">Write a program to calculate the sum of all elements in a list.</text:p>
        </text:list-item>
        <text:list-item>
          <text:p text:style-name="P10">Write a program to count occurrences of an element in a list.</text:p>
        </text:list-item>
        <text:list-item>
          <text:p text:style-name="P10">Write a program to remove duplicates from a list.</text:p>
        </text:list-item>
        <text:list-item>
          <text:p text:style-name="P10">Write a program to sort a list in ascending and descending order.</text:p>
        </text:list-item>
        <text:list-item>
          <text:p text:style-name="P10">Write a program to find the second largest element in a list.</text:p>
        </text:list-item>
        <text:list-item>
          <text:p text:style-name="P10">Write a program to merge two lists.</text:p>
        </text:list-item>
        <text:list-item>
          <text:p text:style-name="P9">Write a program to find the common elements between two lists.</text:p>
        </text:list-item>
      </text:list>
      <text:p text:style-name="Horizontal_20_Line"/>
      <text:h text:style-name="Heading_20_3" text:outline-level="3"><text:span text:style-name="Strong_20_Emphasis">6. Dictionaries</text:span></text:h>
      <text:list text:style-name="L6">
        <text:list-item>
          <text:p text:style-name="P12">Write a program to create a dictionary and print its keys and values.</text:p>
        </text:list-item>
        <text:list-item>
          <text:p text:style-name="P12">Write a program to add an item to a dictionary.</text:p>
        </text:list-item>
        <text:list-item>
          <text:p text:style-name="P12">Write a program to update the value of a key in a dictionary.</text:p>
        </text:list-item>
        <text:list-item>
          <text:p text:style-name="P12">Write a program to check if a key exists in a dictionary.</text:p>
        </text:list-item>
        <text:list-item>
          <text:p text:style-name="P12">Write a program to merge two dictionaries.</text:p>
        </text:list-item>
        <text:list-item>
          <text:p text:style-name="P12">Write a program to find the sum of all values in a dictionary.</text:p>
        </text:list-item>
        <text:list-item>
          <text:p text:style-name="P12">Write a program to sort a dictionary by its keys.</text:p>
        </text:list-item>
        <text:list-item>
          <text:p text:style-name="P12">Write a program to remove a key-value pair from a dictionary.</text:p>
        </text:list-item>
        <text:list-item>
          <text:p text:style-name="P12">Write a program to invert keys and values in a dictionary.</text:p>
        </text:list-item>
        <text:list-item>
          <text:p text:style-name="P11">Write a program to find the maximum and minimum values in a dictionary.</text:p>
        </text:list-item>
      </text:list>
      <text:p text:style-name="Horizontal_20_Line"/>
      <text:h text:style-name="Heading_20_3" text:outline-level="3"><text:span text:style-name="Strong_20_Emphasis">7. Tuples and Sets</text:span></text:h>
      <text:list text:style-name="L7">
        <text:list-item>
          <text:p text:style-name="P14">Write a program to create and print a tuple.</text:p>
        </text:list-item>
        <text:list-item>
          <text:p text:style-name="P14">Write a program to access elements of a tuple.</text:p>
        </text:list-item>
        <text:list-item>
          <text:p text:style-name="P14">Write a program to find the length of a tuple.</text:p>
        </text:list-item>
        <text:list-item>
          <text:p text:style-name="P14">Write a program to find the largest and smallest elements in a tuple.</text:p>
        </text:list-item>
        <text:list-item>
          <text:p text:style-name="P14">Write a program to create a set and perform union, intersection, and difference operations.</text:p>
        </text:list-item>
        <text:list-item>
          <text:p text:style-name="P14">Write a program to check if an element exists in a set.</text:p>
        </text:list-item>
        <text:list-item>
          <text:p text:style-name="P14">Write a program to find the symmetric difference of two sets.</text:p>
        </text:list-item>
        <text:list-item>
          <text:p text:style-name="P14"><text:soft-page-break/>Write a program to convert a list into a tuple.</text:p>
        </text:list-item>
        <text:list-item>
          <text:p text:style-name="P14">Write a program to count the occurrences of an element in a tuple.</text:p>
        </text:list-item>
        <text:list-item>
          <text:p text:style-name="P13">Write a program to check if a tuple contains duplicates.</text:p>
        </text:list-item>
      </text:list>
      <text:p text:style-name="Horizontal_20_Line"/>
      <text:h text:style-name="Heading_20_3" text:outline-level="3"><text:span text:style-name="Strong_20_Emphasis">8. File Handling</text:span></text:h>
      <text:list text:style-name="L8">
        <text:list-item>
          <text:p text:style-name="P16">Write a program to read a file and print its contents.</text:p>
        </text:list-item>
        <text:list-item>
          <text:p text:style-name="P16">Write a program to write data to a file.</text:p>
        </text:list-item>
        <text:list-item>
          <text:p text:style-name="P16">Write a program to append data to a file.</text:p>
        </text:list-item>
        <text:list-item>
          <text:p text:style-name="P16">Write a program to count the number of lines in a file.</text:p>
        </text:list-item>
        <text:list-item>
          <text:p text:style-name="P16">Write a program to count the number of words in a file.</text:p>
        </text:list-item>
        <text:list-item>
          <text:p text:style-name="P16">Write a program to count the number of characters in a file.</text:p>
        </text:list-item>
        <text:list-item>
          <text:p text:style-name="P16">Write a program to copy the contents of one file to another.</text:p>
        </text:list-item>
        <text:list-item>
          <text:p text:style-name="P16">Write a program to find and replace text in a file.</text:p>
        </text:list-item>
        <text:list-item>
          <text:p text:style-name="P16">Write a program to check if a file exists.</text:p>
        </text:list-item>
        <text:list-item>
          <text:p text:style-name="P15">Write a program to delete a file.</text:p>
        </text:list-item>
      </text:list>
      <text:p text:style-name="Horizontal_20_Line"/>
      <text:h text:style-name="Heading_20_3" text:outline-level="3"><text:span text:style-name="Strong_20_Emphasis">9. Functions</text:span></text:h>
      <text:list text:style-name="L9">
        <text:list-item>
          <text:p text:style-name="P18">Write a function to calculate the factorial of a number.</text:p>
        </text:list-item>
        <text:list-item>
          <text:p text:style-name="P18">Write a function to check if a number is prime.</text:p>
        </text:list-item>
        <text:list-item>
          <text:p text:style-name="P18">Write a function to find the maximum of three numbers.</text:p>
        </text:list-item>
        <text:list-item>
          <text:p text:style-name="P18">Write a function to calculate the sum of all numbers in a list.</text:p>
        </text:list-item>
        <text:list-item>
          <text:p text:style-name="P18">Write a function to reverse a string.</text:p>
        </text:list-item>
        <text:list-item>
          <text:p text:style-name="P18">Write a function to check if a string is a palindrome.</text:p>
        </text:list-item>
        <text:list-item>
          <text:p text:style-name="P18">Write a function to find the GCD of two numbers.</text:p>
        </text:list-item>
        <text:list-item>
          <text:p text:style-name="P18">Write a function to calculate the power of a number.</text:p>
        </text:list-item>
        <text:list-item>
          <text:p text:style-name="P18">Write a function to convert Celsius to Fahrenheit.</text:p>
        </text:list-item>
        <text:list-item>
          <text:p text:style-name="P17">Write a function to check if a number is an Armstrong number.</text:p>
        </text:list-item>
      </text:list>
      <text:p text:style-name="Horizontal_20_Line"/>
      <text:h text:style-name="Heading_20_3" text:outline-level="3"><text:span text:style-name="Strong_20_Emphasis">10. Miscellaneous</text:span></text:h>
      <text:list text:style-name="L10">
        <text:list-item>
          <text:p text:style-name="P20">Write a program to generate random numbers.</text:p>
        </text:list-item>
        <text:list-item>
          <text:p text:style-name="P20">Write a program to shuffle the elements of a list.</text:p>
        </text:list-item>
        <text:list-item>
          <text:p text:style-name="P20">Write a program to find the intersection of two arrays.</text:p>
        </text:list-item>
        <text:list-item>
          <text:p text:style-name="P20">Write a program to implement a simple banking system.</text:p>
        </text:list-item>
        <text:list-item>
          <text:p text:style-name="P20">Write a program to create a calculator using functions.</text:p>
        </text:list-item>
        <text:list-item>
          <text:p text:style-name="P20">Write a program to generate and validate OTPs.</text:p>
        </text:list-item>
        <text:list-item>
          <text:p text:style-name="P20">Write a program to implement the binary search algorithm.</text:p>
        </text:list-item>
        <text:list-item>
          <text:p text:style-name="P20">Write a program to convert a decimal number to binary.</text:p>
        </text:list-item>
        <text:list-item>
          <text:p text:style-name="P20">Write a program to solve a quadratic equation.</text:p>
        </text:list-item>
        <text:list-item>
          <text:p text:style-name="P19">Write a program to find the transpose of a matrix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30T12:27:17.597580275</meta:creation-date>
    <dc:date>2024-11-30T12:27:50.994748916</dc:date>
    <meta:editing-duration>PT36S</meta:editing-duration>
    <meta:editing-cycles>1</meta:editing-cycles>
    <meta:document-statistic meta:table-count="0" meta:image-count="0" meta:object-count="0" meta:page-count="3" meta:paragraph-count="110" meta:word-count="1205" meta:character-count="6007" meta:non-whitespace-character-count="5012"/>
    <meta:generator>LibreOffice/24.2.5.2$Linux_X86_64 LibreOffice_project/420$Build-2</meta:generator>
  </office:meta>
</office:document-meta>
</file>